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612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UGUSTO REINOLDO FRIEDRICH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LOS EDMILSON DA SILVA MAI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OLINE FIGHERA VICENTINI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ÁSSIO FORGIARINI MARTIN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RISTIANO CORTEZ DA ROCH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IEGO MOSTARDEIRO FRIEDRICH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OUGLAS MACHADO MONTEIRO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LINCK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EAN CARLO ALBIERO BERNI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DE ALMEIDA RODRIGUE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RAMOS DE OLIVEIR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IUS DA SILVA DA FONSEC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ÍLIA GUTERRES FERREIR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HEUS ANVERSA VIER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ÁRCIO PARISE BOUFLEUR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IGUEL ANGELO BAGGIO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TRICK PIVOTTO VIER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BEN CASTAGNA LUNARDI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OLFO LEFFA DE OLIVEIR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ANDRÉ SCHOLZ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DEWE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NALDO CANOFRE MARIANO DOS SANTO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DE ALBUQUERQUE REI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KELLER FERREIR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NONOAI FLORES CORRÊA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ALDIR STUMM JÚNIOR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VIANE AQUINO RODRIGUES</text:p>
          </table:table-cell>
          <table:table-cell office:value-type="float" office:value="2007">
            <text:p>20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1:01</dc:date>
    <meta:document-statistic meta:table-count="1" meta:cell-count="112" meta:object-count="0"/>
    <meta:generator>OpenOffice.org/3.4.1$Unix OpenOffice.org_project/341m1$Build-9593</meta:generator>
  </office:meta>
</office:document-meta>
</file>